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A10000025225460A5CC45828CF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2.701cm" fo:margin-bottom="0cm" loext:contextual-spacing="false" fo:text-align="justify" style:justify-single-word="false">
        <style:tab-stops>
          <style:tab-stop style:position="8.996cm" style:type="center"/>
        </style:tab-stops>
      </style:paragraph-properties>
      <style:text-properties officeooo:paragraph-rsid="004bae45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rsid="005e2d67" officeooo:paragraph-rsid="007a76e8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officeooo:rsid="007a76e8" officeooo:paragraph-rsid="007a76e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officeooo:rsid="007a76e8" officeooo:paragraph-rsid="007a76e8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Times New Roman" fo:font-size="14pt" officeooo:rsid="007a76e8" officeooo:paragraph-rsid="00803d9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officeooo:rsid="005e2d67" officeooo:paragraph-rsid="007a76e8" style:font-size-asian="14pt" style:font-size-complex="14pt"/>
    </style:style>
    <style:style style:name="P7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5a5fd7" style:font-size-asian="8.75pt" style:font-size-complex="10pt"/>
    </style:style>
    <style:style style:name="P8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27dea8" style:font-size-asian="8.75pt" style:font-size-complex="10pt"/>
    </style:style>
    <style:style style:name="P9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453e3b" style:font-size-asian="8.75pt" style:font-size-complex="10pt"/>
    </style:style>
    <style:style style:name="P10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5a5fd7" style:font-size-asian="8.75pt" style:font-size-complex="10pt"/>
    </style:style>
    <style:style style:name="P11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P12" style:family="paragraph" style:parent-style-name="Standard">
      <style:paragraph-properties fo:margin-top="2.701cm" fo:margin-bottom="0.199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fo:font-size="14pt" officeooo:paragraph-rsid="0043f397" style:font-size-asian="14pt" style:font-size-complex="14pt"/>
    </style:style>
    <style:style style:name="P13" style:family="paragraph" style:parent-style-name="Header">
      <style:paragraph-properties fo:margin-top="0.199cm" fo:margin-bottom="1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officeooo:paragraph-rsid="0043f397"/>
    </style:style>
    <style:style style:name="P14" style:family="paragraph" style:parent-style-name="Header" style:master-page-name="">
      <style:paragraph-properties fo:margin-top="0cm" fo:margin-bottom="0cm" loext:contextual-spacing="false" fo:text-align="center" style:justify-single-word="false" style:page-number="auto">
        <style:tab-stops>
          <style:tab-stop style:position="10.504cm" style:type="center"/>
        </style:tab-stops>
      </style:paragraph-properties>
      <style:text-properties style:font-name="Comic Sans MS" fo:font-size="24pt" officeooo:rsid="0089c566" officeooo:paragraph-rsid="0089c566" style:font-size-asian="24pt" style:font-size-complex="24pt"/>
    </style:style>
    <style:style style:name="P15" style:family="paragraph" style:parent-style-name="Footer">
      <style:paragraph-properties fo:margin-top="0cm" fo:margin-bottom="0cm" loext:contextual-spacing="false" fo:text-align="center" style:justify-single-word="false"/>
      <style:text-properties style:font-name="Comic Sans MS" fo:font-size="24pt" officeooo:rsid="0089c566" officeooo:paragraph-rsid="0089c566" style:font-size-asian="24pt" style:font-size-complex="24pt"/>
    </style:style>
    <style:style style:name="P16" style:family="paragraph" style:parent-style-name="Footer">
      <style:paragraph-properties fo:margin-top="0cm" fo:margin-bottom="0.199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rsid="005e2d67" officeooo:paragraph-rsid="0071b6f1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text-outline="false" style:font-name="Times New Roman" fo:font-size="22pt" fo:text-shadow="1pt 1pt" officeooo:rsid="005e2d67" officeooo:paragraph-rsid="0071b6f1" style:font-size-asian="22pt" style:font-size-complex="22pt"/>
    </style:style>
    <style:style style:name="P19" style:family="paragraph" style:parent-style-name="Fram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0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-3.401cm" style:auto-text-indent="false" style:page-number="auto" fo:background-color="transparent">
        <style:tab-stops/>
      </style:paragraph-properties>
      <style:text-properties style:font-name="Times New Roman" fo:font-size="14pt" officeooo:rsid="005e2d67" officeooo:paragraph-rsid="006168c3" style:font-size-asian="14pt" style:font-size-complex="14pt"/>
    </style:style>
    <style:style style:name="P21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rsid="005e2d67" officeooo:paragraph-rsid="006168c3" style:font-size-asian="14pt" style:font-size-complex="14pt"/>
    </style:style>
    <style:style style:name="P22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rsid="005e2d67" officeooo:paragraph-rsid="005e2d67" style:font-size-asian="14pt" style:font-size-complex="14pt"/>
    </style:style>
    <style:style style:name="P23" style:family="paragraph" style:parent-style-name="Frame_20_contents" style:master-page-name="">
      <loext:graphic-properties draw:fill="none"/>
      <style:paragraph-properties fo:margin-left="10.5cm" fo:margin-right="0cm" fo:text-align="justify" style:justify-single-word="false" fo:text-indent="0cm" style:auto-text-indent="false" style:page-number="auto" fo:break-before="page" fo:background-color="transparent">
        <style:tab-stops/>
      </style:paragraph-properties>
      <style:text-properties style:font-name="Times New Roman" fo:font-size="14pt" officeooo:rsid="005e2d67" officeooo:paragraph-rsid="005e2d67" style:font-size-asian="14pt" style:font-size-complex="14pt"/>
    </style:style>
    <style:style style:name="P24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4pt" officeooo:rsid="005e2d67" officeooo:paragraph-rsid="0054ac50" style:font-size-asian="14pt" style:font-size-complex="14pt"/>
    </style:style>
    <style:style style:name="P2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c5483" style:font-size-asian="10pt" style:font-size-complex="10pt"/>
    </style:style>
    <style:style style:name="T4" style:family="text">
      <style:text-properties officeooo:rsid="00764aac"/>
    </style:style>
    <style:style style:name="fr1" style:family="graphic" style:parent-style-name="Frame">
      <style:graphic-properties fo:margin-left="0cm" fo:margin-right="0cm" fo:margin-top="0cm" fo:margin-bottom="0cm" style:protect="none" style:vertical-pos="top" style:vertical-rel="page-content" style:horizontal-pos="right" style:horizontal-rel="page-content" draw:fill-image-width="0cm" draw:fill-image-height="0cm" fo:padding="0cm" fo:border="none" style:shadow="none" draw:shadow-opacity="100%" loext:rel-width-rel="paragraph" draw:textarea-vertical-align="bottom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fo:padding="0cm" fo:border="none" style:shadow="none" draw:shadow-opacity="100%" loext:rel-width-rel="paragraph">
        <style:columns fo:column-count="1" fo:column-gap="0cm"/>
      </style:graphic-properties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8.4cm, 12.599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Address" text:anchor-type="paragraph" svg:width="18.002cm" style:rel-width="100%" draw:z-index="2"><draw:text-box fo:min-height="3cm"><text:p text:style-name="P20">A l'attention de :<text:tab/><text:database-display text:table-name="MailMerge" text:table-type="table" text:column-name="First Name" text:database-name="GContactOOoMerge">&lt;First Name&gt;</text:database-display> <text:database-display text:table-name="MailMerge" text:table-type="table" text:column-name="Last Name" text:database-name="GContactOOoMerge">&lt;Last Name&gt;</text:database-display></text:p><text:p text:style-name="P21"><text:database-display text:table-name="MailMerge" text:table-type="table" text:column-name="Organization" text:database-name="GContactOOoMerge">&lt;Organization&gt;</text:database-display></text:p><text:p text:style-name="P22"><text:database-display text:table-name="MailMerge" text:table-type="table" text:column-name="Work Address" text:database-name="GContactOOoMerge">&lt;Work Address&gt;</text:database-display></text:p><text:p text:style-name="P23"><text:database-display text:table-name="MailMerge" text:table-type="table" text:column-name="Work Address2" text:database-name="GContactOOoMerge">&lt;Work Address2&gt;</text:database-display></text:p><text:p text:style-name="P22"><text:database-display text:table-name="MailMerge" text:table-type="table" text:column-name="Work Zip" text:database-name="GContactOOoMerge">&lt;Work Zip&gt;</text:database-display> <text:database-display text:table-name="MailMerge" text:table-type="table" text:column-name="Work City" text:database-name="GContactOOoMerge">&lt;Work City&gt;</text:database-display></text:p></draw:text-box></draw:frame></text:p>
      <text:p text:style-name="P17"><text:database-display text:table-name="MailMerge" text:table-type="table" text:column-name="Locality" text:database-name="GContactOOoMerge">&lt;Locality&gt;</text:database-display>, <text:span text:style-name="T4">le </text:span><text:database-display text:table-name="MailMerge" text:table-type="table" text:column-name="Date" text:database-name="GContactOOoMerge">&lt;Date&gt;</text:database-display>.</text:p>
      <text:p text:style-name="P17"/>
      <text:p text:style-name="P18"><text:database-display text:table-name="MailMerge" text:table-type="table" text:column-name="Title" text:database-name="GContactOOoMerge">&lt;Title&gt;</text:database-display></text:p>
      <text:p text:style-name="P17"/>
      <text:p text:style-name="P17"/>
      <text:p text:style-name="P5"><text:database-display text:table-name="MailMerge" text:table-type="table" text:column-name="Header" text:database-name="GContactOOoMerge">&lt;Header&gt;</text:database-display></text:p>
      <text:p text:style-name="P3"/>
      <text:p text:style-name="P2"/>
      <text:p text:style-name="P6"><draw:frame draw:style-name="fr2" draw:name="Details" text:anchor-type="paragraph" svg:width="18.002cm" style:rel-width="100%" draw:z-index="3"><draw:text-box fo:min-height="1cm"><text:p text:style-name="P19"/></draw:text-box></draw:frame></text:p>
      <text:p text:style-name="P6"/>
      <text:p text:style-name="P4"><text:database-display text:table-name="MailMerge" text:table-type="table" text:column-name="Footer" text:database-name="GContactOOoMerge">&lt;Footer&gt;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2.701cm" fo:margin-bottom="0cm" loext:contextual-spacing="false" fo:text-align="justify" style:justify-single-word="false">
        <style:tab-stops>
          <style:tab-stop style:position="8.996cm" style:type="center"/>
        </style:tab-stops>
      </style:paragraph-properties>
      <style:text-properties officeooo:paragraph-rsid="004bae45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5a5fd7" style:font-size-asian="8.75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27dea8" style:font-size-asian="8.75pt" style:font-size-complex="10pt"/>
    </style:style>
    <style:style style:name="MP5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5a5fd7" style:font-size-asian="8.75pt" style:font-size-complex="10pt"/>
    </style:style>
    <style:style style:name="MP6" style:family="paragraph" style:parent-style-name="Standard">
      <style:paragraph-properties fo:margin-top="2.701cm" fo:margin-bottom="0.199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fo:font-size="14pt" officeooo:paragraph-rsid="0043f397" style:font-size-asian="14pt" style:font-size-complex="14pt"/>
    </style:style>
    <style:style style:name="M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8" style:family="paragraph" style:parent-style-name="Header">
      <style:paragraph-properties fo:margin-top="0.199cm" fo:margin-bottom="1cm" loext:contextual-spacing="false" fo:text-align="justify" style:justify-single-word="false">
        <style:tab-stops>
          <style:tab-stop style:position="10.504cm" style:type="center"/>
        </style:tab-stops>
      </style:paragraph-properties>
      <style:text-properties style:font-name="Comic Sans MS" officeooo:paragraph-rsid="0043f397"/>
    </style:style>
    <style:style style:name="MP9" style:family="paragraph" style:parent-style-name="Header" style:master-page-name="">
      <style:paragraph-properties fo:margin-top="0cm" fo:margin-bottom="0cm" loext:contextual-spacing="false" fo:text-align="center" style:justify-single-word="false" style:page-number="auto">
        <style:tab-stops>
          <style:tab-stop style:position="10.504cm" style:type="center"/>
        </style:tab-stops>
      </style:paragraph-properties>
      <style:text-properties style:font-name="Comic Sans MS" fo:font-size="24pt" officeooo:rsid="0089c566" officeooo:paragraph-rsid="0089c566" style:font-size-asian="24pt" style:font-size-complex="24pt"/>
    </style:style>
    <style:style style:name="MP10" style:family="paragraph" style:parent-style-name="Footer">
      <style:paragraph-properties fo:margin-top="0cm" fo:margin-bottom="0.199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MP11" style:family="paragraph" style:parent-style-name="Footer">
      <style:paragraph-properties fo:text-align="center" style:justify-single-word="false"/>
      <style:text-properties style:font-name="Comic Sans MS" fo:font-size="10pt" officeooo:rsid="0020e6e9" officeooo:paragraph-rsid="00453e3b" style:font-size-asian="8.75pt" style:font-size-complex="10pt"/>
    </style:style>
    <style:style style:name="MP12" style:family="paragraph" style:parent-style-name="Footer">
      <style:paragraph-properties fo:margin-top="0cm" fo:margin-bottom="0cm" loext:contextual-spacing="false" fo:text-align="center" style:justify-single-word="false"/>
      <style:text-properties style:font-name="Comic Sans MS" fo:font-size="24pt" officeooo:rsid="0089c566" officeooo:paragraph-rsid="0089c566" style:font-size-asian="24pt" style:font-size-complex="24pt"/>
    </style:style>
    <style:style style:name="MP13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Comic Sans MS" fo:font-size="10pt" officeooo:rsid="002241fa" officeooo:paragraph-rsid="00453e3b" style:font-size-asian="8.75pt" style:font-size-complex="10pt"/>
    </style:style>
    <style:style style:name="MT1" style:family="text">
      <style:text-properties style:font-name="Comic Sans MS" fo:font-size="14pt" style:font-size-asian="14pt" style:font-size-complex="14pt"/>
    </style:style>
    <style:style style:name="MT2" style:family="text">
      <style:text-properties fo:font-size="10pt" officeooo:rsid="001c5483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8.4cm, 12.599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14.179cm" svg:height="3.389cm" svg:x="1.912cm" svg:y="-0.501cm"><draw:image xlink:href="Pictures/10000000000006A10000025225460A5CC45828CF.jpg" xlink:type="simple" xlink:show="embed" xlink:actuate="onLoad"><text:p/></draw:image></draw:frame><text:span text:style-name="MT1"><text:tab/></text:span><text:span text:style-name="MT1"><text:sender-street text:fixed="false">6, rue Pasteur</text:sender-street></text:span><text:span text:style-name="MT1"> - </text:span><text:span text:style-name="MT1"><text:sender-postal-code text:fixed="false">30170</text:sender-postal-code></text:span><text:span text:style-name="MT1"> - </text:span><text:span text:style-name="MT1"><text:sender-city text:fixed="false">Saint Hippolyte du Fort</text:sender-city></text:span></text:p>
      </style:header>
      <style:footer>
        <text:p text:style-name="MP3">N° SIRET: <text:sender-lastname text:fixed="false">480 849 462 00027</text:sender-lastname> - Code APE: <loext:sender-initials text:fixed="false">9001Z</loext:sender-initials> - Licence de spectacles: <text:sender-firstname text:fixed="false">2-1058443</text:sender-firstname></text:p>
        <text:p text:style-name="MP4"><text:sender-title text:fixed="false">Association Loi 1901</text:sender-title> - <text:sender-position text:fixed="false">Association non assujettie à la TVA</text:sender-position></text:p>
        <text:p text:style-name="MP5">Page <text:page-number text:select-page="current">0</text:page-number> /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6"><draw:frame text:anchor-type="paragraph" draw:z-index="0" draw:style-name="Mgr2" draw:text-style-name="MP7" svg:width="18.001cm" svg:height="5.751cm" svg:x="0cm" svg:y="-0.499cm"><draw:image xlink:href="Pictures/10000000000006A10000025225460A5CC45828CF.jpg" xlink:type="simple" xlink:show="embed" xlink:actuate="onLoad"><text:p/></draw:image></draw:frame><text:tab/><text:sender-street text:fixed="false">6, rue Pasteur</text:sender-street> - <text:sender-postal-code text:fixed="false">30170</text:sender-postal-code> - <text:sender-city text:fixed="false">Saint Hippolyte du Fort</text:sender-city></text:p>
        <text:p text:style-name="MP8"><text:span text:style-name="MT2"><text:tab/></text:span><text:span text:style-name="MT3"><text:sender-phone-work text:fixed="false">+33 (0)9 80 53 92 97</text:sender-phone-work></text:span><text:span text:style-name="MT3"> - </text:span><text:span text:style-name="MT3"><text:sender-email text:fixed="false">lesgeantsdusud@gmail.com</text:sender-email></text:span><text:span text:style-name="MT3"> - </text:span><text:span text:style-name="MT3"><text:sender-fax text:fixed="false">www.lesgeantsdusud.com</text:sender-fax></text:span></text:p>
      </style:header>
      <style:header-first>
        <text:p text:style-name="MP9">Entête de page</text:p>
      </style:header-first>
      <style:footer>
        <text:p text:style-name="MP10">Page <text:page-number text:select-page="current">0</text:page-number> / <text:page-count>1</text:page-count></text:p>
        <text:p text:style-name="MP11"><text:sender-title text:fixed="false">Association Loi 1901</text:sender-title> - <text:sender-position text:fixed="false">Association non assujettie à la TVA</text:sender-position></text:p>
        <text:p text:style-name="MP11">N° SIRET: <text:sender-lastname text:fixed="false">480 849 462 00027</text:sender-lastname> - Code APE: <loext:sender-initials text:fixed="false">9001Z</loext:sender-initials> - Licence de spectacles: <text:sender-firstname text:fixed="false">2-1058443</text:sender-firstname></text:p>
      </style:footer>
      <style:footer-first>
        <text:p text:style-name="MP12">Pied de page</text:p>
        <text:p text:style-name="MP13">Page <text:page-number text:select-page="current">1</text:page-number> / <text:page-count>1</text:page-count></text:p>
      </style:footer-first>
    </style:master-page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6:34:42.424490130</meta:creation-date>
    <meta:editing-duration>P1DT11H42M44S</meta:editing-duration>
    <meta:editing-cycles>41</meta:editing-cycles>
    <meta:generator>LibreOffice/5.0.5.2$Linux_x86 LibreOffice_project/00m0$Build-2</meta:generator>
    <meta:initial-creator>2-1058443 480 849 462 00027</meta:initial-creator>
    <dc:date>2016-02-26T01:56:12.536830677</dc:date>
    <dc:creator>2-1058443 480 849 462 00027</dc:creator>
    <meta:document-statistic meta:table-count="0" meta:image-count="0" meta:object-count="0" meta:page-count="1" meta:paragraph-count="21" meta:word-count="121" meta:character-count="656" meta:non-whitespace-character-count="553"/>
  </office:meta>
</office:document-meta>
</file>